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color="#999999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color="#188038" style:font-name="Roboto Mono" style:font-name-asian="Roboto Mono1" style:font-name-complex="Roboto Mono1"/>
    </style:style>
    <style:style style:name="P4" style:family="paragraph" style:parent-style-name="Standard">
      <style:paragraph-properties fo:margin-top="0in" fo:margin-bottom="0in" loext:contextual-spacing="false" fo:line-height="128%"/>
    </style:style>
    <style:style style:name="P5" style:family="paragraph" style:parent-style-name="Standard">
      <style:paragraph-properties fo:margin-top="0in" fo:margin-bottom="0in" loext:contextual-spacing="false" fo:line-height="128%"/>
      <style:text-properties fo:color="#188038" style:font-name="Roboto Mono" style:font-name-asian="Roboto Mono1" style:font-name-complex="Roboto Mono1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.1665in" fo:margin-bottom="0.1665in" loext:contextual-spacing="false" fo:line-height="100%"/>
      <style:text-properties fo:color="#999999"/>
    </style:style>
    <style:style style:name="P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9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0" style:family="paragraph" style:parent-style-name="Heading_20_1">
      <style:paragraph-properties fo:keep-together="auto" fo:break-before="page" fo:keep-with-next="auto"/>
    </style:style>
    <style:style style:name="P11" style:family="paragraph" style:parent-style-name="Heading_20_1" style:master-page-name="Standard">
      <style:paragraph-properties fo:keep-together="auto" style:page-number="1" fo:keep-with-next="auto"/>
    </style:style>
    <style:style style:name="P1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3" style:family="paragraph" style:parent-style-name="Heading_20_2">
      <style:paragraph-properties fo:keep-together="auto" fo:keep-with-next="auto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188038" style:font-name="Roboto Mono" style:font-name-asian="Roboto Mono1" style:font-name-complex="Roboto Mono1"/>
    </style:style>
    <style:style style:name="T3" style:family="text">
      <style:text-properties fo:color="#666666"/>
    </style:style>
    <style:style style:name="T4" style:family="text">
      <style:text-properties fo:color="#eb5757" style:font-name="Courier New" style:font-name-asian="Courier New1" style:font-name-complex="Courier New1"/>
    </style:style>
    <style:style style:name="T5" style:family="text">
      <style:text-properties fo:color="#999999"/>
    </style:style>
    <style:style style:name="T6" style:family="text">
      <style:text-properties style:font-name="Roboto Mono" style:font-name-asian="Roboto Mono1" style:font-name-complex="Roboto Mono1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background-color="#d9d9d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sg2vs7j8fiw7"/>O console</text:p>
      <text:p text:style-name="P12"><text:bookmark text:name="_n4hxjahny001"/>Tarefa 1</text:p>
      <text:p text:style-name="P2">1. Insira o comando ou a sequência de comandos que retornou os logs necessários:</text:p>
      <text:p text:style-name="P4"><text:span text:style-name="T2">grep -R '^233.201.' ~/logs/2019/12</text:span></text:p>
      <text:p text:style-name="P2"></text:p>
      <text:p text:style-name="P2">2. Mostre os resultados da sua busca:</text:p>
      <text:p text:style-name="P4"><text:span text:style-name="T2">/home/morty/logs/2019/12/apache_2019-12-18.txt:233.201.188.154 - - [18/12/2019:21:46:01 +0000] "DELETE /events HTTP/1.1" 403 3971</text:span></text:p>
      <text:p text:style-name="P4"><text:span text:style-name="T2">/home/morty/logs/2019/12/apache_2019-12-21.txt:233.201.182.9 - - [21/12/2019:21:56:20 +0000] "PATCH /users HTTP/1.1" 400 4118</text:span></text:p>
      <text:p text:style-name="P2"><text:span text:style-name="T2"></text:span></text:p>
      <text:p text:style-name="P13"><text:bookmark text:name="_6m1nq6q24m3k"/>Tarefa 2</text:p>
      <text:p text:style-name="P2">1. Insira os comandos usados para criar os diretórios <text:span text:style-name="T4">/bug1</text:span> e <text:span text:style-name="T4">/events</text:span>: </text:p>
      <text:p text:style-name="P4"><text:span text:style-name="T2">mkdir bug1</text:span></text:p>
      <text:p text:style-name="P4"><text:span text:style-name="T2">mkdir bug1/events</text:span></text:p>
      <text:p text:style-name="P2"><text:span text:style-name="T2"></text:span></text:p>
      <text:p text:style-name="P6">2. Insira os comandos usados para selecionar logs dos períodos especificados. Estas são as</text:p>
      <text:p text:style-name="P6">solicitações usadas para selecionar logs do arquivo <text:span text:style-name="T4">main.txt</text:span>:</text:p>
      <text:p text:style-name="P4"><text:span text:style-name="T2">grep '[45]00' ~/logs/2019/12/apache_2019-12-30.txt &gt; ~/bug1/main.txt</text:span></text:p>
      <text:p text:style-name="P2"><text:span text:style-name="T2"></text:span></text:p>
      <text:p text:style-name="P2">3. Insira os comandos usados para colocar logs do arquivo <text:span text:style-name="T4">main.txt</text:span> nos arquivos <text:span text:style-name="T4">400.txt</text:span> e <text:span text:style-name="T4">500.txt</text:span>:</text:p>
      <text:p text:style-name="P4"><text:span text:style-name="T2">grep ' 400 ' bug1/main.txt &gt; bug1/events/400.txt</text:span></text:p>
      <text:p text:style-name="P4"><text:soft-page-break/><text:span text:style-name="T2">grep ' 500 ' bug1/main.txt &gt; bug1/events/500.txt</text:span></text:p>
      <text:p text:style-name="P5"/>
      <text:p text:style-name="P2"><text:span text:style-name="T2"></text:span></text:p>
      <text:p text:style-name="P2">4. Mostre os resultados do seu trabalho, ou seja, o conteúdo de <text:span text:style-name="T4">400.txt</text:span> e <text:span text:style-name="T4">500.txt</text:span>. Como</text:p>
      <text:p text:style-name="P6">vai haver diversas linhas de texto, forneça uma amostra do resultado conforme abaixo:<text:line-break/></text:p>
      <text:p text:style-name="P2">A. O total de linhas de <text:span text:style-name="T4">400.txt</text:span>. Use <text:span text:style-name="T4">wc ~/bug1/events/400.txt </text:span>para obter a resposta.</text:p>
      <text:p text:style-name="P6"><text:span text:style-name="T2"> <text:s/>172 <text:s/>1720 13860 /home/morty/bug1/events/400.txt</text:span></text:p>
      <text:p text:style-name="P2"><text:span text:style-name="T2"></text:span></text:p>
      <text:p text:style-name="P6">B. As 3 primeiras linhas de <text:span text:style-name="T4">400.txt</text:span>. Use <text:span text:style-name="T4">head -3 ~/bug1/events/400.txt</text:span> para obter a</text:p>
      <text:p text:style-name="P6">resposta.</text:p>
      <text:p text:style-name="P6"><text:span text:style-name="T2">80.57.170.51 - - [30/12/2019:21:35:12 +0000] "DELETE /users HTTP/1.1" 400 3623</text:span></text:p>
      <text:p text:style-name="P6"><text:span text:style-name="T2">204.235.176.118 - - [30/12/2019:21:35:13 +0000] "POST /users HTTP/1.1" 400 4704</text:span></text:p>
      <text:p text:style-name="P6"><text:span text:style-name="T2">82.95.203.67 - - [30/12/2019:21:35:19 +0000] "DELETE /lists HTTP/1.1" 400 3737</text:span></text:p>
      <text:p text:style-name="P8"><text:span text:style-name="T2"></text:span></text:p>
      <text:p text:style-name="P6">C. As 3 últimas linhas de 400.txt. Use <text:span text:style-name="T4">tail -3 ~/bug1/events/400.txt</text:span> para obter a</text:p>
      <text:p text:style-name="P6">resposta.</text:p>
      <text:p text:style-name="P2"/>
      <text:p text:style-name="P6"><text:span text:style-name="T2">203.106.235.105 - - [30/12/2019:22:12:38 +0000] "DELETE /events HTTP/1.1" 400 4158</text:span></text:p>
      <text:p text:style-name="P6"><text:span text:style-name="T2">18.211.28.150 - - [30/12/2019:22:12:40 +0000] "DELETE /collectors HTTP/1.1" 400 2212</text:span></text:p>
      <text:p text:style-name="P6"><text:span text:style-name="T2">229.16.123.45 - - [30/12/2019:22:12:54 +0000] "GET /auth HTTP/1.1" 400 2397</text:span></text:p>
      <text:p text:style-name="P3"/>
      <text:p text:style-name="P2"><text:soft-page-break/><text:span text:style-name="T2"></text:span></text:p>
      <text:p text:style-name="P2">D. O total de linhas de <text:span text:style-name="T4">500.txt</text:span>. Use <text:span text:style-name="T4">wc ~/bug1/events/500.txt</text:span> para obter a resposta.</text:p>
      <text:p text:style-name="P6"><text:span text:style-name="T2"> <text:s/>156 <text:s/>1560 12554 /home/morty/bug1/events/500.txt</text:span></text:p>
      <text:p text:style-name="P2"><text:span text:style-name="T2"></text:span></text:p>
      <text:p text:style-name="P6">E. As 3 primeiras linhas de <text:span text:style-name="T4">500.txt</text:span>. Use <text:span text:style-name="T4">head -3 ~/bug1/events/500.txt</text:span> para obter a</text:p>
      <text:p text:style-name="P6">resposta.</text:p>
      <text:p text:style-name="P6"><text:span text:style-name="T2">64.250.112.189 - - [30/12/2019:21:35:13 +0000] "PUT /parsers HTTP/1.1" 500 4639</text:span></text:p>
      <text:p text:style-name="P6"><text:span text:style-name="T2">193.253.101.180 - - [30/12/2019:21:35:31 +0000] "PATCH /alerts HTTP/1.1" 500 2944</text:span></text:p>
      <text:p text:style-name="P6"><text:span text:style-name="T2">197.106.117.194 - - [30/12/2019:21:35:31 +0000] "PATCH /parsers HTTP/1.1" 500 3519</text:span></text:p>
      <text:p text:style-name="P2"><text:span text:style-name="T2"></text:span></text:p>
      <text:p text:style-name="P6">F. As 3 últimas linhas de <text:span text:style-name="T4">500.txt</text:span>. Use <text:span text:style-name="T4">tail -3 ~/bug1/events/500.txt</text:span> para obter a</text:p>
      <text:p text:style-name="P6">resposta.</text:p>
      <text:p text:style-name="P6"><text:span text:style-name="T2">207.6.210.203 - - [30/12/2019:22:12:37 +0000] "PATCH /events HTTP/1.1" 500 4298</text:span></text:p>
      <text:p text:style-name="P6"><text:span text:style-name="T2">33.13.118.148 - - [30/12/2019:22:12:38 +0000] "PUT /alerts HTTP/1.1" 500 4711</text:span></text:p>
      <text:p text:style-name="P6"><text:span text:style-name="T2">107.188.33.199 - - [30/12/2019:22:12:59 +0000] "POST /parsers HTTP/1.1" 500 2833</text:span></text:p>
      <text:p text:style-name="P8"><text:span text:style-name="T2"></text:span></text:p>
      <text:p text:style-name="P8"/>
      <text:p text:style-name="P6"/>
      <text:p text:style-name="P9"><text:bookmark text:name="_scnlztqoxj9z"/><text:span text:style-name="T7"><text:line-break/></text:span></text:p>
      <text:p text:style-name="P10"><text:bookmark text:name="_fsauzropr0dt"/><text:span text:style-name="T8">Bases de dados</text:span></text:p>
      <text:p text:style-name="P13"><text:bookmark text:name="_3xx3p18puf6c"/>Tarefa 1</text:p>
      <text:p text:style-name="P6">Por favor, especifique o número de carros: <text:span text:style-name="T9">digite sua resposta aqui</text:span></text:p>
      <text:p text:style-name="P6">A consulta que você usou para encontrar o número de carros:</text:p>
      <text:p text:style-name="P1"/>
      <text:p text:style-name="P4"><text:span text:style-name="T2">SELECT</text:span></text:p>
      <text:p text:style-name="P4"><text:span text:style-name="T2">COUNT(*)</text:span><text:span text:style-name="T6"> </text:span><text:span text:style-name="T2">AS</text:span><text:span text:style-name="T6"> </text:span><text:span text:style-name="T2">cnt</text:span></text:p>
      <text:p text:style-name="P4"><text:span text:style-name="T2">FROM</text:span></text:p>
      <text:p text:style-name="P4"><text:span text:style-name="T2">cabs;</text:span></text:p>
      <text:p text:style-name="P5"/>
      <text:p text:style-name="P4"><text:span text:style-name="T6"><text:s/></text:span><text:span text:style-name="T2">5529</text:span></text:p>
      <text:p text:style-name="P4"><text:span text:style-name="T2">(1</text:span><text:span text:style-name="T6"> </text:span><text:span text:style-name="T2">row)</text:span></text:p>
      <text:p text:style-name="P6"><text:span text:style-name="T2"></text:span></text:p>
      <text:p text:style-name="P13"><text:bookmark text:name="_z8sf404ernga"/>Tarefa 2</text:p>
      <text:p text:style-name="P6">Lista de empresas com menos de 100 carros:</text:p>
      <text:p text:style-name="P4"><text:span text:style-name="T2"> 97 | Nova Taxi Affiliation Llc</text:span></text:p>
      <text:p text:style-name="P4"><text:span text:style-name="T2"><text:s text:c="2"/>89 | Patriot Taxi Dba Peace Taxi Associat</text:span></text:p>
      <text:p text:style-name="P4"><text:span text:style-name="T2"><text:s text:c="2"/>85 | Blue Diamond</text:span></text:p>
      <text:p text:style-name="P4"><text:span text:style-name="T2"><text:s text:c="2"/>81 | Checker Taxi Affiliation</text:span></text:p>
      <text:p text:style-name="P4"><text:span text:style-name="T2"><text:s text:c="2"/>80 | Chicago Medallion Management</text:span></text:p>
      <text:p text:style-name="P4"><text:span text:style-name="T2"><text:s text:c="2"/>69 | Chicago Independents</text:span></text:p>
      <text:p text:style-name="P4"><text:soft-page-break/><text:span text:style-name="T2"><text:s text:c="2"/>67 | 24 Seven Taxi</text:span></text:p>
      <text:p text:style-name="P4"><text:span text:style-name="T2"><text:s text:c="2"/>60 | Checker Taxi</text:span></text:p>
      <text:p text:style-name="P4"><text:span text:style-name="T2"><text:s text:c="2"/>55 | American United</text:span></text:p>
      <text:p text:style-name="P4"><text:span text:style-name="T2"><text:s text:c="2"/>53 | Chicago Medallion Leasing INC</text:span></text:p>
      <text:p text:style-name="P4"><text:span text:style-name="T2"><text:s text:c="2"/>49 | Top Cab Affiliation</text:span></text:p>
      <text:p text:style-name="P4"><text:span text:style-name="T2"><text:s text:c="2"/>48 | KOAM Taxi Association</text:span></text:p>
      <text:p text:style-name="P4"><text:span text:style-name="T2"><text:s text:c="2"/>38 | Chicago Taxicab</text:span></text:p>
      <text:p text:style-name="P4"><text:span text:style-name="T2"><text:s text:c="2"/>34 | Norshore Cab</text:span></text:p>
      <text:p text:style-name="P4"><text:span text:style-name="T2"><text:s text:c="2"/>20 | Gold Coast Taxi</text:span></text:p>
      <text:p text:style-name="P4"><text:span text:style-name="T2"><text:s text:c="2"/>20 | Metro Group</text:span></text:p>
      <text:p text:style-name="P4"><text:span text:style-name="T2"><text:s text:c="2"/>18 | Service Taxi Association</text:span></text:p>
      <text:p text:style-name="P4"><text:span text:style-name="T2"><text:s text:c="2"/>14 | 5 Star Taxi</text:span></text:p>
      <text:p text:style-name="P4"><text:span text:style-name="T2"><text:s text:c="3"/>8 | American United Taxi Affiliation</text:span></text:p>
      <text:p text:style-name="P4"><text:span text:style-name="T2"><text:s text:c="3"/>8 | Metro Jet Taxi A</text:span></text:p>
      <text:p text:style-name="P4"><text:span text:style-name="T2"><text:s text:c="3"/>7 | Setare Inc</text:span></text:p>
      <text:p text:style-name="P4"><text:span text:style-name="T2"><text:s text:c="3"/>5 | Leonard Cab Co</text:span></text:p>
      <text:p text:style-name="P4"><text:span text:style-name="T2"><text:s text:c="3"/>1 | 4615 - 83503 Tyrone Henderson</text:span></text:p>
      <text:p text:style-name="P4"><text:span text:style-name="T2"><text:s text:c="3"/>1 | 5062 - 34841 Sam Mestas</text:span></text:p>
      <text:p text:style-name="P4"><text:span text:style-name="T2"><text:s text:c="3"/>1 | 4623 - 27290 Jay Kim</text:span></text:p>
      <text:p text:style-name="P4"><text:span text:style-name="T2"><text:s text:c="3"/>1 | 5997 - 65283 AW Services Inc.</text:span></text:p>
      <text:p text:style-name="P4"><text:span text:style-name="T2"><text:s text:c="3"/>1 | 2092 - 61288 Sbeih company</text:span></text:p>
      <text:p text:style-name="P4"><text:soft-page-break/><text:span text:style-name="T2"><text:s text:c="3"/>1 | 1469 - 64126 Omar Jada</text:span></text:p>
      <text:p text:style-name="P4"><text:span text:style-name="T2"><text:s text:c="3"/>1 | 2733 - 74600 Benny Jona</text:span></text:p>
      <text:p text:style-name="P4"><text:span text:style-name="T2"><text:s text:c="3"/>1 | 2192 - 73487 Zeymane Corp</text:span></text:p>
      <text:p text:style-name="P4"><text:span text:style-name="T2"><text:s text:c="3"/>1 | 5006 - 39261 Salifu Bawa</text:span></text:p>
      <text:p text:style-name="P4"><text:span text:style-name="T2"><text:s text:c="3"/>1 | 3556 - 36214 RC Andrews Cab</text:span></text:p>
      <text:p text:style-name="P4"><text:span text:style-name="T2"><text:s text:c="3"/>1 | 3721 - Santamaria Express, Alvaro Santamaria</text:span></text:p>
      <text:p text:style-name="P4"><text:span text:style-name="T2"><text:s text:c="3"/>1 | 2809 - 95474 C &amp; D Cab Co Inc.</text:span></text:p>
      <text:p text:style-name="P4"><text:span text:style-name="T2"><text:s text:c="3"/>1 | 2241 - 44667 - Felman Corp, Manuel Alonso</text:span></text:p>
      <text:p text:style-name="P4"><text:span text:style-name="T2"><text:s text:c="3"/>1 | 3620 - 52292 David K. Cab Corp.</text:span></text:p>
      <text:p text:style-name="P4"><text:span text:style-name="T2"><text:s text:c="3"/>1 | 2823 - 73307 Lee Express Inc</text:span></text:p>
      <text:p text:style-name="P4"><text:span text:style-name="T2"><text:s text:c="3"/>1 | 6057 - 24657 Richard Addo</text:span></text:p>
      <text:p text:style-name="P4"><text:span text:style-name="T2"><text:s text:c="3"/>1 | 6742 - 83735 Tasha ride inc</text:span></text:p>
      <text:p text:style-name="P4"><text:span text:style-name="T2"><text:s text:c="3"/>1 | 1085 - 72312 N and W Cab Co</text:span></text:p>
      <text:p text:style-name="P4"><text:span text:style-name="T2"><text:s text:c="3"/>1 | 3591 - 63480 Chuks Cab</text:span></text:p>
      <text:p text:style-name="P4"><text:span text:style-name="T2"><text:s text:c="3"/>1 | 0118 - 42111 Godfrey S.Awir</text:span></text:p>
      <text:p text:style-name="P4"><text:span text:style-name="T2"><text:s text:c="3"/>1 | 6574 - Babylon Express Inc.</text:span></text:p>
      <text:p text:style-name="P4"><text:span text:style-name="T2"><text:s text:c="3"/>1 | 3094 - 24059 G.L.B. Cab Co</text:span></text:p>
      <text:p text:style-name="P4"><text:span text:style-name="T2"><text:s text:c="3"/>1 | 5874 - 73628 Sergey Cab Corp.</text:span></text:p>
      <text:p text:style-name="P4"><text:span text:style-name="T2"><text:s text:c="3"/>1 | 6743 - 78771 Luhak Corp</text:span></text:p>
      <text:p text:style-name="P4"><text:span text:style-name="T2"><text:s text:c="3"/>1 | 5074 - 54002 Ahzmi Inc</text:span></text:p>
      <text:p text:style-name="P4"><text:span text:style-name="T2"><text:s text:c="3"/>1 | 3623 - 72222 Arrington Enterprises</text:span></text:p>
      <text:p text:style-name="P4"><text:soft-page-break/><text:span text:style-name="T2"><text:s text:c="3"/>1 | 4053 - 40193 Adwar H. Nikola</text:span></text:p>
      <text:p text:style-name="P4"><text:span text:style-name="T2"><text:s text:c="3"/>1 | Chicago Star Taxicab</text:span></text:p>
      <text:p text:style-name="P4"><text:span text:style-name="T2"><text:s text:c="3"/>1 | 3011 - 66308 JBL Cab Inc.</text:span></text:p>
      <text:p text:style-name="P5"/>
      <text:p text:style-name="P4"><text:span text:style-name="T2">(51 rows)</text:span></text:p>
      <text:p text:style-name="P6"><text:span text:style-name="T2"></text:span></text:p>
      <text:p text:style-name="P6">A consulta que você usou para gerar a lista de empresas acima:</text:p>
      <text:p text:style-name="P6"><text:span text:style-name="T2">SELECT COUNT(*) AS cnt, company_name</text:span></text:p>
      <text:p text:style-name="P6"><text:span text:style-name="T2">FROM</text:span></text:p>
      <text:p text:style-name="P6"><text:span text:style-name="T2">cabs</text:span></text:p>
      <text:p text:style-name="P6"><text:span text:style-name="T2">GROUP BY company_name</text:span></text:p>
      <text:p text:style-name="P6"><text:span text:style-name="T2">HAVING COUNT(*) &lt; 100</text:span></text:p>
      <text:p text:style-name="P6"><text:span text:style-name="T2">ORDER BY cnt DESC;</text:span></text:p>
      <text:p text:style-name="P6"><text:span text:style-name="T2"></text:span></text:p>
      <text:p text:style-name="P13"><text:bookmark text:name="_78eae1i0nmgf"/>Tarefa 3</text:p>
      <text:p text:style-name="P4">A tabela com a previsão do tempo para o período especificado.</text:p>
      <text:p text:style-name="P1"/>
      <text:p text:style-name="P4"><text:span text:style-name="T2"> <text:s text:c="8"/>ts <text:s text:c="9"/>| weather_conditions</text:span></text:p>
      <text:p text:style-name="P4"><text:span text:style-name="T2">---------------------+--------------------</text:span></text:p>
      <text:p text:style-name="P4"><text:span text:style-name="T2"><text:s/>2017-11-05 00:00:00 | Good</text:span></text:p>
      <text:p text:style-name="P4"><text:span text:style-name="T2"><text:s/>2017-11-05 01:00:00 | Bad</text:span></text:p>
      <text:p text:style-name="P4"><text:soft-page-break/><text:span text:style-name="T2"><text:s/>2017-11-05 02:00:00 | Good</text:span></text:p>
      <text:p text:style-name="P4"><text:span text:style-name="T2"><text:s/>2017-11-05 03:00:00 | Good</text:span></text:p>
      <text:p text:style-name="P4"><text:span text:style-name="T2"><text:s/>2017-11-05 04:00:00 | Bad</text:span></text:p>
      <text:p text:style-name="P4"><text:span text:style-name="T2"><text:s/>2017-11-05 05:00:00 | Bad</text:span></text:p>
      <text:p text:style-name="P4"><text:span text:style-name="T2"><text:s/>2017-11-05 06:00:00 | Good</text:span></text:p>
      <text:p text:style-name="P4"><text:span text:style-name="T2"><text:s/>2017-11-05 07:00:00 | Good</text:span></text:p>
      <text:p text:style-name="P4"><text:span text:style-name="T2"><text:s/>2017-11-05 08:00:00 | Good</text:span></text:p>
      <text:p text:style-name="P4"><text:span text:style-name="T2"><text:s/>2017-11-05 09:00:00 | Good</text:span></text:p>
      <text:p text:style-name="P4"><text:span text:style-name="T2"><text:s/>2017-11-05 10:00:00 | Good</text:span></text:p>
      <text:p text:style-name="P4"><text:span text:style-name="T2"><text:s/>2017-11-05 11:00:00 | Good</text:span></text:p>
      <text:p text:style-name="P4"><text:span text:style-name="T2"><text:s/>2017-11-05 12:00:00 | Good</text:span></text:p>
      <text:p text:style-name="P4"><text:span text:style-name="T2"><text:s/>2017-11-05 13:00:00 | Good</text:span></text:p>
      <text:p text:style-name="P4"><text:span text:style-name="T2"><text:s/>2017-11-05 14:00:00 | Bad</text:span></text:p>
      <text:p text:style-name="P4"><text:span text:style-name="T2"><text:s/>2017-11-05 15:00:00 | Good</text:span></text:p>
      <text:p text:style-name="P4"><text:span text:style-name="T2"><text:s/>2017-11-05 16:00:00 | Bad</text:span></text:p>
      <text:p text:style-name="P4"><text:span text:style-name="T2"><text:s/>2017-11-05 17:00:00 | Good</text:span></text:p>
      <text:p text:style-name="P4"><text:span text:style-name="T2"><text:s/>2017-11-05 18:00:00 | Bad</text:span></text:p>
      <text:p text:style-name="P4"><text:span text:style-name="T2"><text:s/>2017-11-05 19:00:00 | Bad</text:span></text:p>
      <text:p text:style-name="P4"><text:span text:style-name="T2"><text:s/>2017-11-05 20:00:00 | Bad</text:span></text:p>
      <text:p text:style-name="P4"><text:span text:style-name="T2"><text:s/>2017-11-05 21:00:00 | Good</text:span></text:p>
      <text:p text:style-name="P4"><text:span text:style-name="T2"><text:s/>2017-11-05 22:00:00 | Good</text:span></text:p>
      <text:p text:style-name="P4"><text:soft-page-break/><text:span text:style-name="T2"><text:s/>2017-11-05 23:00:00 | Good</text:span></text:p>
      <text:p text:style-name="P5"/>
      <text:p text:style-name="P4"><text:span text:style-name="T2">(24 rows)</text:span></text:p>
      <text:p text:style-name="P6"><text:span text:style-name="T2"></text:span>A consulta que você usou para criar a tabela acima:</text:p>
      <text:p text:style-name="P1"/>
      <text:p text:style-name="P4"><text:span text:style-name="T2">SELECT</text:span></text:p>
      <text:p text:style-name="P4"><text:span text:style-name="T2">ts,</text:span></text:p>
      <text:p text:style-name="P4"><text:span text:style-name="T2">CASE</text:span></text:p>
      <text:p text:style-name="P4"><text:span text:style-name="T2">WHEN description LIKE '%rain%' OR description LIKE '%storm%'</text:span></text:p>
      <text:p text:style-name="P4"><text:span text:style-name="T2">THEN 'Bad'</text:span></text:p>
      <text:p text:style-name="P4"><text:span text:style-name="T2">ELSE 'Good'</text:span></text:p>
      <text:p text:style-name="P4"><text:span text:style-name="T2">END AS weather_conditions</text:span></text:p>
      <text:p text:style-name="P4"><text:span text:style-name="T2">FROM</text:span></text:p>
      <text:p text:style-name="P4"><text:span text:style-name="T2">weather_records</text:span></text:p>
      <text:p text:style-name="P4"><text:span text:style-name="T2">WHERE ts &gt;= '2017-11-05 00:00:00' AND ts &lt;= '2017-11-05 23:59:59';</text:span></text:p>
      <text:p text:style-name="P6"><text:span text:style-name="T2"></text:span></text:p>
      <text:p text:style-name="P7"/>
      <text:p text:style-name="P13"><text:bookmark text:name="_i5nibjquj0ty"/>Tarefa 4</text:p>
      <text:p text:style-name="P4">A tabela com o número de corridas de cada empresa de táxi no período especificado.</text:p>
      <text:p text:style-name="P1"/>
      <text:p text:style-name="P4"><text:span text:style-name="T2"> <text:s text:c="16"/>company_name <text:s text:c="16"/>| trips_amount</text:span></text:p>
      <text:p text:style-name="P4"><text:soft-page-break/><text:span text:style-name="T2">----------------------------------------------+--------------</text:span></text:p>
      <text:p text:style-name="P4"><text:span text:style-name="T2"><text:s/>Flash Cab <text:s text:c="35"/>| <text:s text:c="7"/>19558</text:span></text:p>
      <text:p text:style-name="P4"><text:span text:style-name="T2"><text:s/>Taxi Affiliation Services <text:s text:c="19"/>| <text:s text:c="7"/>11422</text:span></text:p>
      <text:p text:style-name="P4"><text:span text:style-name="T2"><text:s/>Medallion Leasin <text:s text:c="28"/>| <text:s text:c="7"/>10367</text:span></text:p>
      <text:p text:style-name="P4"><text:span text:style-name="T2"><text:s/>Yellow Cab <text:s text:c="34"/>| <text:s text:c="8"/>9888</text:span></text:p>
      <text:p text:style-name="P4"><text:span text:style-name="T2"><text:s/>Taxi Affiliation Service Yellow <text:s text:c="13"/>| <text:s text:c="8"/>9299</text:span></text:p>
      <text:p text:style-name="P4"><text:span text:style-name="T2"><text:s/>Chicago Carriage Cab Corp <text:s text:c="19"/>| <text:s text:c="8"/>9181</text:span></text:p>
      <text:p text:style-name="P4"><text:span text:style-name="T2"><text:s/>City Service <text:s text:c="32"/>| <text:s text:c="8"/>8448</text:span></text:p>
      <text:p text:style-name="P4"><text:span text:style-name="T2"><text:s/>Sun Taxi <text:s text:c="36"/>| <text:s text:c="8"/>7701</text:span></text:p>
      <text:p text:style-name="P4"><text:span text:style-name="T2"><text:s/>Star North Management LLC <text:s text:c="19"/>| <text:s text:c="8"/>7455</text:span></text:p>
      <text:p text:style-name="P4"><text:span text:style-name="T2"><text:s/>Blue Ribbon Taxi Association Inc. <text:s text:c="11"/>| <text:s text:c="8"/>5953</text:span></text:p>
      <text:p text:style-name="P4"><text:span text:style-name="T2"><text:s/>Choice Taxi Association <text:s text:c="21"/>| <text:s text:c="8"/>5015</text:span></text:p>
      <text:p text:style-name="P4"><text:span text:style-name="T2"><text:s/>Globe Taxi <text:s text:c="34"/>| <text:s text:c="8"/>4383</text:span></text:p>
      <text:p text:style-name="P4"><text:span text:style-name="T2"><text:s/>Dispatch Taxi Affiliation <text:s text:c="19"/>| <text:s text:c="8"/>3355</text:span></text:p>
      <text:p text:style-name="P4"><text:span text:style-name="T2"><text:s/>Nova Taxi Affiliation Llc <text:s text:c="19"/>| <text:s text:c="8"/>3175</text:span></text:p>
      <text:p text:style-name="P4"><text:span text:style-name="T2"><text:s/>Patriot Taxi Dba Peace Taxi Associat <text:s text:c="8"/>| <text:s text:c="8"/>2235</text:span></text:p>
      <text:p text:style-name="P4"><text:span text:style-name="T2"><text:s/>Checker Taxi Affiliation <text:s text:c="20"/>| <text:s text:c="8"/>2216</text:span></text:p>
      <text:p text:style-name="P4"><text:span text:style-name="T2"><text:s/>Blue Diamond <text:s text:c="32"/>| <text:s text:c="8"/>2070</text:span></text:p>
      <text:p text:style-name="P4"><text:span text:style-name="T2"><text:s/>Chicago Medallion Management <text:s text:c="16"/>| <text:s text:c="8"/>1955</text:span></text:p>
      <text:p text:style-name="P4"><text:span text:style-name="T2"><text:s/>24 Seven Taxi <text:s text:c="31"/>| <text:s text:c="8"/>1775</text:span></text:p>
      <text:p text:style-name="P4"><text:span text:style-name="T2"><text:s/>Chicago Medallion Leasing INC <text:s text:c="15"/>| <text:s text:c="8"/>1607</text:span></text:p>
      <text:p text:style-name="P4"><text:soft-page-break/><text:span text:style-name="T2"><text:s/>Checker Taxi <text:s text:c="32"/>| <text:s text:c="8"/>1486</text:span></text:p>
      <text:p text:style-name="P4"><text:span text:style-name="T2"><text:s/>American United <text:s text:c="29"/>| <text:s text:c="8"/>1404</text:span></text:p>
      <text:p text:style-name="P4"><text:span text:style-name="T2"><text:s/>Chicago Independents <text:s text:c="24"/>| <text:s text:c="8"/>1296</text:span></text:p>
      <text:p text:style-name="P4"><text:span text:style-name="T2"><text:s/>KOAM Taxi Association <text:s text:c="23"/>| <text:s text:c="8"/>1259</text:span></text:p>
      <text:p text:style-name="P4"><text:span text:style-name="T2"><text:s/>Chicago Taxicab <text:s text:c="29"/>| <text:s text:c="8"/>1014</text:span></text:p>
      <text:p text:style-name="P4"><text:span text:style-name="T2"><text:s/>Top Cab Affiliation <text:s text:c="25"/>| <text:s text:c="9"/>978</text:span></text:p>
      <text:p text:style-name="P4"><text:span text:style-name="T2"><text:s/>Gold Coast Taxi <text:s text:c="29"/>| <text:s text:c="9"/>428</text:span></text:p>
      <text:p text:style-name="P4"><text:span text:style-name="T2"><text:s/>Service Taxi Association <text:s text:c="20"/>| <text:s text:c="9"/>402</text:span></text:p>
      <text:p text:style-name="P4"><text:span text:style-name="T2"><text:s/>5 Star Taxi <text:s text:c="33"/>| <text:s text:c="9"/>310</text:span></text:p>
      <text:p text:style-name="P4"><text:span text:style-name="T2"><text:s/>303 Taxi <text:s text:c="36"/>| <text:s text:c="9"/>250</text:span></text:p>
      <text:p text:style-name="P4"><text:span text:style-name="T2"><text:s/>Setare Inc <text:s text:c="34"/>| <text:s text:c="9"/>230</text:span></text:p>
      <text:p text:style-name="P4"><text:span text:style-name="T2"><text:s/>American United Taxi Affiliation <text:s text:c="12"/>| <text:s text:c="9"/>210</text:span></text:p>
      <text:p text:style-name="P4"><text:span text:style-name="T2"><text:s/>Leonard Cab Co <text:s text:c="30"/>| <text:s text:c="9"/>147</text:span></text:p>
      <text:p text:style-name="P4"><text:span text:style-name="T2"><text:s/>Metro Jet Taxi A <text:s text:c="28"/>| <text:s text:c="9"/>146</text:span></text:p>
      <text:p text:style-name="P4"><text:span text:style-name="T2"><text:s/>Norshore Cab <text:s text:c="32"/>| <text:s text:c="9"/>127</text:span></text:p>
      <text:p text:style-name="P4"><text:span text:style-name="T2"><text:s/>6742 - 83735 Tasha ride inc <text:s text:c="17"/>| <text:s text:c="10"/>39</text:span></text:p>
      <text:p text:style-name="P4"><text:span text:style-name="T2"><text:s/>3591 - 63480 Chuks Cab <text:s text:c="22"/>| <text:s text:c="10"/>37</text:span></text:p>
      <text:p text:style-name="P4"><text:span text:style-name="T2"><text:s/>1469 - 64126 Omar Jada <text:s text:c="22"/>| <text:s text:c="10"/>36</text:span></text:p>
      <text:p text:style-name="P4"><text:span text:style-name="T2"><text:s/>6743 - 78771 Luhak Corp <text:s text:c="21"/>| <text:s text:c="10"/>33</text:span></text:p>
      <text:p text:style-name="P4"><text:span text:style-name="T2"><text:s/>0118 - 42111 Godfrey S.Awir <text:s text:c="17"/>| <text:s text:c="10"/>33</text:span></text:p>
      <text:p text:style-name="P4"><text:span text:style-name="T2"><text:s/>6574 - Babylon Express Inc. <text:s text:c="17"/>| <text:s text:c="10"/>31</text:span></text:p>
      <text:p text:style-name="P4"><text:soft-page-break/><text:span text:style-name="T2">Chicago Star Taxicab <text:s text:c="24"/>| <text:s text:c="10"/>29</text:span></text:p>
      <text:p text:style-name="P4"><text:span text:style-name="T2"><text:s/>1085 - 72312 N and W Cab Co <text:s text:c="17"/>| <text:s text:c="10"/>29</text:span></text:p>
      <text:p text:style-name="P4"><text:span text:style-name="T2"><text:s/>2809 - 95474 C &amp; D Cab Co Inc. <text:s text:c="14"/>| <text:s text:c="10"/>29</text:span></text:p>
      <text:p text:style-name="P4"><text:span text:style-name="T2"><text:s/>2092 - 61288 Sbeih company <text:s text:c="18"/>| <text:s text:c="10"/>27</text:span></text:p>
      <text:p text:style-name="P4"><text:span text:style-name="T2"><text:s/>3011 - 66308 JBL Cab Inc. <text:s text:c="19"/>| <text:s text:c="10"/>25</text:span></text:p>
      <text:p text:style-name="P4"><text:span text:style-name="T2"><text:s/>3620 - 52292 David K. Cab Corp. <text:s text:c="13"/>| <text:s text:c="10"/>21</text:span></text:p>
      <text:p text:style-name="P4"><text:span text:style-name="T2"><text:s/>4615 - 83503 Tyrone Henderson <text:s text:c="15"/>| <text:s text:c="10"/>21</text:span></text:p>
      <text:p text:style-name="P4"><text:span text:style-name="T2"><text:s/>3623 - 72222 Arrington Enterprises <text:s text:c="10"/>| <text:s text:c="10"/>20</text:span></text:p>
      <text:p text:style-name="P4"><text:span text:style-name="T2"><text:s/>5074 - 54002 Ahzmi Inc <text:s text:c="22"/>| <text:s text:c="10"/>16</text:span></text:p>
      <text:p text:style-name="P4"><text:span text:style-name="T2"><text:s/>2823 - 73307 Lee Express Inc <text:s text:c="16"/>| <text:s text:c="10"/>15</text:span></text:p>
      <text:p text:style-name="P4"><text:span text:style-name="T2"><text:s/>4623 - 27290 Jay Kim <text:s text:c="24"/>| <text:s text:c="10"/>15</text:span></text:p>
      <text:p text:style-name="P4"><text:span text:style-name="T2"><text:s/>3721 - Santamaria Express, Alvaro Santamaria | <text:s text:c="10"/>14</text:span></text:p>
      <text:p text:style-name="P4"><text:span text:style-name="T2"><text:s/>5006 - 39261 Salifu Bawa <text:s text:c="20"/>| <text:s text:c="10"/>14</text:span></text:p>
      <text:p text:style-name="P4"><text:span text:style-name="T2"><text:s/>2192 - 73487 Zeymane Corp <text:s text:c="19"/>| <text:s text:c="10"/>14</text:span></text:p>
      <text:p text:style-name="P4"><text:span text:style-name="T2"><text:s/>6057 - 24657 Richard Addo <text:s text:c="19"/>| <text:s text:c="10"/>13</text:span></text:p>
      <text:p text:style-name="P4"><text:span text:style-name="T2"><text:s/>5997 - 65283 AW Services Inc. <text:s text:c="15"/>| <text:s text:c="10"/>12</text:span></text:p>
      <text:p text:style-name="P4"><text:span text:style-name="T2"><text:s/>Metro Group <text:s text:c="33"/>| <text:s text:c="10"/>11</text:span></text:p>
      <text:p text:style-name="P4"><text:span text:style-name="T2"><text:s/>5062 - 34841 Sam Mestas <text:s text:c="21"/>| <text:s text:c="11"/>8</text:span></text:p>
      <text:p text:style-name="P4"><text:span text:style-name="T2"><text:s/>4053 - 40193 Adwar H. Nikola <text:s text:c="16"/>| <text:s text:c="11"/>7</text:span></text:p>
      <text:p text:style-name="P4"><text:span text:style-name="T2"><text:s/>2733 - 74600 Benny Jona <text:s text:c="21"/>| <text:s text:c="11"/>7</text:span></text:p>
      <text:p text:style-name="P4"><text:span text:style-name="T2"><text:s/>5874 - 73628 Sergey Cab Corp. <text:s text:c="15"/>| <text:s text:c="11"/>5</text:span></text:p>
      <text:p text:style-name="P4"><text:soft-page-break/><text:span text:style-name="T2"><text:s/>2241 - 44667 - Felman Corp, Manuel Alonso <text:s text:c="3"/>| <text:s text:c="11"/>3</text:span></text:p>
      <text:p text:style-name="P4"><text:span text:style-name="T2"><text:s/>3556 - 36214 RC Andrews Cab <text:s text:c="17"/>| <text:s text:c="11"/>2</text:span></text:p>
      <text:p text:style-name="P5"/>
      <text:p text:style-name="P4"><text:span text:style-name="T2">(64 rows)</text:span></text:p>
      <text:p text:style-name="P5"/>
      <text:p text:style-name="P6"><text:span text:style-name="T2"></text:span>A consulta que você usou para criar a tabela acima:</text:p>
      <text:p text:style-name="P1"/>
      <text:p text:style-name="P4"><text:span text:style-name="T2">SELECT</text:span></text:p>
      <text:p text:style-name="P4"><text:span text:style-name="T2">cabs.company_name,</text:span></text:p>
      <text:p text:style-name="P4"><text:span text:style-name="T2">COUNT(trips.trip_id)</text:span><text:span text:style-name="T6"> </text:span><text:span text:style-name="T2">AS</text:span><text:span text:style-name="T6"> </text:span><text:span text:style-name="T2">trips_amount</text:span></text:p>
      <text:p text:style-name="P4"><text:span text:style-name="T2">FROM</text:span></text:p>
      <text:p text:style-name="P4"><text:span text:style-name="T2">cabs</text:span></text:p>
      <text:p text:style-name="P4"><text:span text:style-name="T2">INNER</text:span><text:span text:style-name="T6"> </text:span><text:span text:style-name="T2">JOIN</text:span></text:p>
      <text:p text:style-name="P4"><text:span text:style-name="T2">trips</text:span></text:p>
      <text:p text:style-name="P4"><text:span text:style-name="T2">ON</text:span></text:p>
      <text:p text:style-name="P4"><text:span text:style-name="T2">trips.cab_id</text:span><text:span text:style-name="T6"> </text:span><text:span text:style-name="T2">=</text:span><text:span text:style-name="T6"> </text:span><text:span text:style-name="T2">cabs.cab_id</text:span></text:p>
      <text:p text:style-name="P4"><text:span text:style-name="T2">WHERE</text:span></text:p>
      <text:p text:style-name="P4"><text:span text:style-name="T2">CAST(trips.start_ts</text:span><text:span text:style-name="T6"> </text:span><text:span text:style-name="T2">AS</text:span><text:span text:style-name="T6"> </text:span><text:span text:style-name="T2">date)</text:span><text:span text:style-name="T6"> </text:span><text:span text:style-name="T2">BETWEEN</text:span><text:span text:style-name="T6"> </text:span><text:span text:style-name="T2">'2017-11-15'</text:span><text:span text:style-name="T6"> </text:span><text:span text:style-name="T2">AND</text:span><text:span text:style-name="T6"> </text:span><text:span text:style-name="T2">'2017-11-16'</text:span></text:p>
      <text:p text:style-name="P4"><text:span text:style-name="T2">GROUP</text:span><text:span text:style-name="T6"> </text:span><text:span text:style-name="T2">BY</text:span></text:p>
      <text:p text:style-name="P4"><text:span text:style-name="T2">company_name</text:span></text:p>
      <text:p text:style-name="P4"><text:span text:style-name="T2">ORDER</text:span><text:span text:style-name="T6"> </text:span><text:span text:style-name="T2">BY</text:span></text:p>
      <text:p text:style-name="P4"><text:soft-page-break/><text:span text:style-name="T2">trips_amount</text:span><text:span text:style-name="T6"> </text:span><text:span text:style-name="T2">DESC;</text:span></text:p>
      <text:p text:style-name="P6"><text:span text:style-name="T2"></text:span></text:p>
      <text:p text:style-name="P6"/>
      <text:p text:style-name="P6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padding-left="0in" fo:padding-right="0in" fo:padding-top="0in" fo:padding-bottom="0.028in" fo:border-left="none" fo:border-right="none" fo:border-top="none" fo:border-bottom="0.99pt solid #d9d9d9" fo:keep-with-next="always"/>
      <style:text-properties fo:font-size="17pt" fo:font-weight="bold" style:font-size-asian="17pt" style:font-weight-asian="bold" style:font-size-complex="17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56" meta:word-count="1424" meta:character-count="10098" meta:non-whitespace-character-count="6702"/>
    <meta:generator>LibreOfficeDev/6.0.5.2$Linux_X86_64 LibreOffice_project/</meta:generator>
  </office:meta>
</office:document-meta>
</file>